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66a4" officeooo:paragraph-rsid="000066a4"/>
    </style:style>
    <style:style style:name="P2" style:family="paragraph" style:parent-style-name="Standard">
      <style:text-properties officeooo:rsid="000066a4" officeooo:paragraph-rsid="0007d8d5"/>
    </style:style>
    <style:style style:name="P3" style:family="paragraph" style:parent-style-name="Standard">
      <style:text-properties officeooo:rsid="000066a4" officeooo:paragraph-rsid="000ed617"/>
    </style:style>
    <style:style style:name="P4" style:family="paragraph" style:parent-style-name="Standard">
      <style:paragraph-properties fo:break-before="page"/>
      <style:text-properties officeooo:rsid="000066a4" officeooo:paragraph-rsid="000066a4"/>
    </style:style>
    <style:style style:name="P5" style:family="paragraph" style:parent-style-name="Standard">
      <style:paragraph-properties fo:break-before="page"/>
      <style:text-properties officeooo:rsid="000581ba" officeooo:paragraph-rsid="000581ba"/>
    </style:style>
    <style:style style:name="T1" style:family="text">
      <style:text-properties officeooo:rsid="0007d8d5"/>
    </style:style>
    <style:style style:name="T2" style:family="text">
      <style:text-properties officeooo:rsid="001234f2"/>
    </style:style>
    <style:style style:name="T3" style:family="text">
      <style:text-properties officeooo:rsid="00132170"/>
    </style:style>
    <style:style style:name="T4" style:family="text">
      <style:text-properties officeooo:rsid="00145c78"/>
    </style:style>
    <style:style style:name="T5" style:family="text">
      <style:text-properties officeooo:rsid="0016510a"/>
    </style:style>
    <style:style style:name="T6" style:family="text">
      <style:text-properties officeooo:rsid="00198136"/>
    </style:style>
    <style:style style:name="T7" style:family="text">
      <style:text-properties officeooo:rsid="001acc00"/>
    </style:style>
    <style:style style:name="T8" style:family="text">
      <style:text-properties officeooo:rsid="001deee5"/>
    </style:style>
    <style:style style:name="T9" style:family="text">
      <style:text-properties officeooo:rsid="002228bf"/>
    </style:style>
    <style:style style:name="T10" style:family="text">
      <style:text-properties officeooo:rsid="002416be"/>
    </style:style>
    <style:style style:name="T11" style:family="text">
      <style:text-properties officeooo:rsid="00265c68"/>
    </style:style>
    <style:style style:name="T12" style:family="text">
      <style:text-properties officeooo:rsid="0028e17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大二学生考四级，无紧迫感。</text:p>
      <text:p text:style-name="P1">T：喂，您好。</text:p>
      <text:p text:style-name="P1">C：喂。</text:p>
      <text:p text:style-name="P1">T：喂，您好，请问一下，您这边是那个张同学吗？</text:p>
      <text:p text:style-name="P1">C：噢，我姓张，怎么啦？</text:p>
      <text:p text:style-name="P1">T：噢，打扰你以下哈，我这边不是哪个骚扰电话，别误会哈，就是我这边是美联英语客服中心的。您昨天在XX城附近呢，填写过一张免费的英语学习卡，您还有印象吗？</text:p>
      <text:p text:style-name="P1">C：噢，怎么了。</text:p>
      <text:p text:style-name="P1">T：是这样子，因为当时的话，我们是在外场做活动，赠送的卡片有全程免费学习的机会，也希望可以帮到您，我这边是做电话回访的。这会儿，您是说在上课，还是已经下课了呢？</text:p>
      <text:p text:style-name="P1">C：我现在下课了啊，怎么呢？</text:p>
      <text:p text:style-name="P1">T：下课了是吧。那我想问一下哈，如果说你想来参加我们的体验活动的话，是因为说考级会用到还是说想体验一下口语呢？</text:p>
      <text:p text:style-name="P1">C：考四级啊</text:p>
      <text:p text:style-name="P1">T：明年六月份是吧，这次是第一次考是吗？嗯，有没有在做一些准备工作呢？</text:p>
      <text:p text:style-name="P1">C：没有。</text:p>
      <text:p text:style-name="P1">T：没有是吧，这个，英语基础本身怎么样呀？</text:p>
      <text:p text:style-name="P1">C：嗯？</text:p>
      <text:p text:style-name="P1">T：我说您的英语基础本身怎么样啊？</text:p>
      <text:p text:style-name="P1">C：一般般吧</text:p>
      <text:p text:style-name="P1">T：您是说以前考试主要是及格分数左右是吧？</text:p>
      <text:p text:style-name="P1">C：对。</text:p>
      <text:p text:style-name="P1">T：那你说你哪个明年考六级，你说你明年六月份考四级，你准备说提前多长时间去复习呢？</text:p>
      <text:p text:style-name="P1">C：我，这个也没什么，明年、明年再说吧。</text:p>
      <text:p text:style-name="P1">T：明年再说是吧，是这样子的，你这边的话有没有看过四级的模拟真题呢？</text:p>
      <text:p text:style-name="P1">C：我看过一套卷子。</text:p>
      <text:p text:style-name="P1">T：嗯。感觉怎么样？</text:p>
      <text:p text:style-name="P1">C：跟以前做的不一样啊。</text:p>
      <text:p text:style-name="P1">T：就是题目很多，然后好多不认识的单词，然后句子还挺复杂的对吧？</text:p>
      <text:p text:style-name="P1">C：对，以前没有做过这样的。。</text:p>
      <text:p text:style-name="P1">T：没有接触过，是的，是这样子的，我为什么今天给你打个电话，希望你可以重视以下，不是说需要你过来报名哈，因为我们这边针对学生它提共免费的这个辅导和这个公开课讲座是免费的，不需要您过来报名</text:p>
      <text:p text:style-name="P1">C：唉</text:p>
      <text:p text:style-name="P1">T：但是可以给你提供一些好的辅导，因为很多孩子以前是没有接触过四六级考试的，就是猛一看会觉得四级、六级还挺难的。单词那么多，题量也很大，你肯定要复习，不然肯定是考不过的，哈～，除非你英语特别好，或者侥幸可以过</text:p>
      <text:p text:style-name="P1">C：嗯</text:p>
      <text:p text:style-name="P1">T：但是你有没有想过，你怎么样去复习呢？是背单词呢？做卷子呢？还是有其他的方式呢？</text:p>
      <text:p text:style-name="P1">C：就背单词、做卷子不就行了。</text:p>
      <text:p text:style-name="P1">T：嗯，这是比较常规的，可能别人也在这么做，你也这么做，是吧？哈～</text:p>
      <text:p text:style-name="P1">C：哈～</text:p>
      <text:p text:style-name="P1">T：其实这样子就是你背单词、做卷子，你有没有想过你能不能坚持下来啊？因为单词是很枯燥的。</text:p>
      <text:p text:style-name="P1">C：嗯，可能坚持不了，因为没有高中～</text:p>
      <text:p text:style-name="P1">T：没有高中那种氛围，是不是？</text:p>
      <text:p text:style-name="P1">C：嗯。</text:p>
      <text:p text:style-name="P1"><text:soft-page-break/>T：而且，四级单词量它比高中要多两千个左右。</text:p>
      <text:p text:style-name="P1">C：噢</text:p>
      <text:p text:style-name="P1">T：这两千个你想想你要背多久才能被下来，而且背了之后你还要把它记住，还要能把它回忆出来，这是个很复杂的过程。</text:p>
      <text:p text:style-name="P1">C：英语老师也说过。</text:p>
      <text:p text:style-name="P1">T：说过是吧，其实的话，个人经验来说，可能考四级，我们可能一看就觉得题目很多，很复杂，尤其是听力和写作和阅读翻译这块儿，但是的话，它是需要掌握一定技巧的。就往往你背单词背的越多，其实你做题目不一定做的很好。</text:p>
      <text:p text:style-name="P1">C：嗯。</text:p>
      <text:p text:style-name="P1">T：但是你可以掌握技巧，因为它考试的类型和高中完全是不一样的。</text:p>
      <text:p text:style-name="P1">C：对啊</text:p>
      <text:p text:style-name="P1">T：因为今年十二月份不是会考吗？对不对。因为你没有报上名，我们是从9月份开始就举办了多场的公开课讲座还有辅导的活动。主要是给大家分析下那些考试的重点、难点。</text:p>
      <text:p text:style-name="P1">C：噢，公开课是？校区在哪儿啊？</text:p>
      <text:p text:style-name="P1">T：嗯，还有可以跟你～ 我们是有两个位置可以过来，不光是公开课、讲座啊，或者是那种一对一的辅导，包括给你讲那种技巧，都是可以过来参加听，凭手机号就可以了。我们是有两个位置，你就看哪个离您稍微方便一点儿。一个是上次你填单的地方，是万象城</text:p>
      <text:p text:style-name="P1">C：还有一个是？</text:p>
      <text:p text:style-name="P1">T：还有一个是芜湖的万达。</text:p>
      <text:p text:style-name="P1">C：那还是万象城近一点儿。</text:p>
      <text:p text:style-name="P1">T：你是在那个安徽新闻出版学院是吧？</text:p>
      <text:p text:style-name="P1">C：对，你家是那个合肥本地的吗？</text:p>
      <text:p text:style-name="P1">T：不是</text:p>
      <text:p text:style-name="P1">C：不是是吧。行，平常你逛那个万象城多不多啊</text:p>
      <text:p text:style-name="P1">T：没有，就昨天去了</text:p>
      <text:p text:style-name="P1">C：嗯，你们那儿离我们这儿还挺近的，可以直达，也就差不多一二十分钟是吧？</text:p>
      <text:p text:style-name="P1">T：啊～我说，你们学校离我们这儿还挺近的，也就一二十分钟</text:p>
      <text:p text:style-name="P1">C：对，坐公交二十多分钟。</text:p>
      <text:p text:style-name="P1">T：对，堵车的话二十来分钟，不堵车可能也就十来分钟</text:p>
      <text:p text:style-name="P1">C：嗯</text:p>
      <text:p text:style-name="P1">T：嗯，反正就是，就是今天把那个活动跟你说一下，怕你误会，就是凭手机号可以免费过来参加。</text:p>
      <text:p text:style-name="P1">C：嗯</text:p>
      <text:p text:style-name="P1">T：嗯，因为就是说你最近想过来看，还是以后有时间想过来呢？</text:p>
      <text:p text:style-name="P1">C：以后有时间再过来吧。</text:p>
      <text:p text:style-name="P1">T：是什么时候呢？是今年年底，还是明年？</text:p>
      <text:p text:style-name="P1">C：明年。</text:p>
      <text:p text:style-name="P1">T：明年是吧，是觉得明年考，今年开始准备有点儿早是吗？</text:p>
      <text:p text:style-name="P1">C：对啊，哈哈</text:p>
      <text:p text:style-name="P1">T：嗯</text:p>
      <text:p text:style-name="P1">C：因为今年我还有别的事嘛，我就，现在没课上，准备明年考，就明年呗</text:p>
      <text:p text:style-name="P1">T：就可能说目前的话，没有考上，说可能计划有变，目前可能把时间放到其他的地方去了，是吧？</text:p>
      <text:p text:style-name="P1">C：对</text:p>
      <text:p text:style-name="P1">T：对，有一点是这样子，你可以想一下哈，就是说我们等到明年，明年你们开学到了二、三月份了，二三月份到六月份可能还有三个月时间，像这三个月你还要上你的专业课，你还有社团活动，还要去做兼职。能够复习的时间其实是很少的。而且，如果说你觉得你的基础很薄弱的话，那个时间是明显不够的。</text:p>
      <text:p text:style-name="P1">C：嗯，到时候再说吧。</text:p>
      <text:p text:style-name="P1"><text:soft-page-break/>T：嗯，也许你可以说就是最近过来，反正也就是说过来玩嘛，四、五十分钟，我们给你分析分析你的英语薄弱点，然后给你做个计划，比如说明年你可能只能复习两个月，那你现在可以复习四个月，那四个月不是可以更保险一点儿吗？</text:p>
      <text:p text:style-name="P1">C：嗯，那我看以后抽时间再过去。</text:p>
      <text:p text:style-name="P1">T：对，这个是以你的时间方便为主的，你有空，你可以再过来，我们不着急，主要说你可以早点儿关注一下，因为你肯定是早复习，早准备充分一点儿，不然到时候万一，说明年那时候没过的话，你又要准备一年。</text:p>
      <text:p text:style-name="P1">C：嗯，我知道。</text:p>
      <text:p text:style-name="P1">T：嗯，这样子。就是你这边周一到周五是满课吗？</text:p>
      <text:p text:style-name="P1">C：不是啊。</text:p>
      <text:p text:style-name="P1">T：有没有哪个下午是没有课的？</text:p>
      <text:p text:style-name="P1">C：明天下午没有课。</text:p>
      <text:p text:style-name="P1">T：那你没有课的时候一般是怎么安排的呢？</text:p>
      <text:p text:style-name="P1">C：没有课的时候，我们这边有录课。我一般都是在电脑旁边看录课。</text:p>
      <text:p text:style-name="P1">T：这样的是吧，这样你看，如果说哪天你没有课，也没有其他什么安排的话，你可以过来我们这儿。就当打发时间也是一样的嘛，而且打发的比较充实，是不是。</text:p>
      <text:p text:style-name="P1">C：嗯。</text:p>
      <text:p text:style-name="P1">T：我们可以把这些重、难点啊，你的情况，这些罗列出来，做你做个计划，然后你回去想一想，确实有必要提前做准备，然后你可以现在去做计划，每天花一点时间。</text:p>
      <text:p text:style-name="P1">C：好</text:p>
      <text:p text:style-name="P1">T：有效学习。对不对，这个还是有帮助的。</text:p>
      <text:p text:style-name="P1">C：知道。</text:p>
      <text:p text:style-name="P1">T：你明天下午的话，愿意过来一趟吗？</text:p>
      <text:p text:style-name="P1">C：我双休日再过来吧</text:p>
      <text:p text:style-name="P1">T：下～，今天周三，你是说本周日还是下周日啊？</text:p>
      <text:p text:style-name="P1">C：嗯，本周日吧。</text:p>
      <text:p text:style-name="P1">T：本周日</text:p>
      <text:p text:style-name="P1">C：这周双休</text:p>
      <text:p text:style-name="P1">T：这周你休是吧，双休你一般是做兼职，还是说跟同学一起出去玩呢？</text:p>
      <text:p text:style-name="P1">C：没有，都没有。</text:p>
      <text:p text:style-name="P1">T：就自己一个人宅着，是吧。那挺无聊的，不如来我们这儿。</text:p>
      <text:p text:style-name="P1">C：昨天我就去万象城找，没有找到。</text:p>
      <text:p text:style-name="P1">T：没找到，是吧。我们这儿有兼职哦，因为你～</text:p>
      <text:p text:style-name="P1">C：有吗？</text:p>
      <text:p text:style-name="P1">T：有，有因为当时那个男生叫Barrier嘛，他就是做推广的嘛，其实我们这儿的推广不是单纯的给学生去发宣传单页。因为你看哈，我们这儿学习氛围很好。比如说你找兼职做推广，和昨天那个男生做的事一样，就是你发单子，你会想英语这个事情，对你自己来说也会有帮助。因为首先你得懂，才能跟别人讲。这是个学习过程。</text:p>
      <text:p text:style-name="P1">C：我就是想找兼职的。</text:p>
      <text:p text:style-name="P1">T：额，我们这儿有很多孩子在我们这儿找兼职，做兼职的同时的话自己有学英语，然后钱也赚了，英语也学好了。考证什么，四六级也拿了。而且，也不需要你花钱。</text:p>
      <text:p text:style-name="P1">C：行，那我双休日去看看。</text:p>
      <text:p text:style-name="P1">T：好，是那个周日还是周六有时间啊？</text:p>
      <text:p text:style-name="P1">C：嗯，啊，这个我也不知道有没有什么突发事件。</text:p>
      <text:p text:style-name="P1">T：就是不需要耽误你很久，就是你过来咨询体验学习嘛，也就，你坐车过来来回也就差不多四十分钟嘛，对不对。过来我们这儿可能待个一个小时。你就大概两个小时，就足够了。小半天就行了。</text:p>
      <text:p text:style-name="P1"><text:soft-page-break/>C：那我周六去吧。</text:p>
      <text:p text:style-name="P1">T：周几？</text:p>
      <text:p text:style-name="P1">C：周六。</text:p>
      <text:p text:style-name="P1">T：好，周六你一般说喜欢会睡懒觉？还是说正常起床呢？</text:p>
      <text:p text:style-name="P1">C：下午去吧，哈啊哈</text:p>
      <text:p text:style-name="P1">T：下午吃完饭过来是吧。没事没事，你可以说多睡一会儿。那周六下午的话，你准备什么时候出门？</text:p>
      <text:p text:style-name="P1">C：这个点数也不太～</text:p>
      <text:p text:style-name="P1">T：你知道为什么我要这么说哈，因为我们这边活动，每天它是滚动式开放的。从早上10点到晚上10点都会有不同的人过来，体验，他都是约好的。因为如果说给你排个时间，你没有来的话，老师就需要等很久，然后后面的人就要排队，我会帮你预留时间。</text:p>
      <text:p text:style-name="P1">C：噢</text:p>
      <text:p text:style-name="P1">T：是这样子的。</text:p>
      <text:p text:style-name="P1">C：我想想啊，大概两、三点能到吧。</text:p>
      <text:p text:style-name="P1">T：我看看哈，二十九号，两三点，我给你预约那个三点钟，你看好不好？</text:p>
      <text:p text:style-name="P1">C：三点钟？</text:p>
      <text:p text:style-name="P1">T：对，三点钟，你差不多两点半出门，你吃完饭可以睡一会儿，然后两点半出门。</text:p>
      <text:p text:style-name="P1">C：好，可以。</text:p>
      <text:p text:style-name="P1">T：到这儿差不多三点钟。</text:p>
      <text:p text:style-name="P1">C：要带什么东西吗？</text:p>
      <text:p text:style-name="P1">T：你不用带什么，带人，带问题，然后如果说你真的有兴趣的话，你可以带那个笔啊，本子过来做些笔记，因为你现在过来把那个问题讲出来，你可能不会用，因为现在还要复习，对不对，可以记下来。</text:p>
      <text:p text:style-name="P1">C：噢，那我正好也去万象城那边看看还有没有什么兼职。</text:p>
      <text:p text:style-name="P1">T：对，你把哪个，你把我们这个活动参加完了之后。你可以到前台，问前台，问我们这儿有没有找兼职的，应该是有找兼职的因为校区这方面岗位，我们还是比较缺人的。</text:p>
      <text:p text:style-name="P1">C：嗯，好的。</text:p>
      <text:p text:style-name="P1">T：可以锻炼一下，对。那你那天过来一整个下午都很充实的嘛，看哪里找兼职，然后又学了英语，对不对。</text:p>
      <text:p text:style-name="P1">C：好好好好。</text:p>
      <text:p text:style-name="P1">T：而且的话，我们那个万圣节不是，本周周日周一那两天，学校还有万圣节的活动啊，你可以提前报名过来参加，也是免费的，化妆舞会之类的。</text:p>
      <text:p text:style-name="P1">C：万圣节是什么？</text:p>
      <text:p text:style-name="P1">T：10月31号，就是西方的一个节日嘛。万圣节，就跟中国那个鬼节是一样的。</text:p>
      <text:p text:style-name="P1">C：那个做些什么？</text:p>
      <text:p text:style-name="P1">T：做什么？</text:p>
      <text:p text:style-name="P1">C：万圣节做些什么？</text:p>
      <text:p text:style-name="P1">T：万圣节，就是西方的鬼节，就是会打扮成各种妖魔鬼怪，哈～，就那种。</text:p>
      <text:p text:style-name="P1">C：免费的？</text:p>
      <text:p text:style-name="P1">T：对，我们这边有那个活动名额，到时候你过来看那个活动情况，看那个时间跟你能不能对上，能对上的话，可以报名参加，也是免费的。</text:p>
      <text:p text:style-name="P1">C：那个是在下午？</text:p>
      <text:p text:style-name="P1">T：晚上，我们活动时间都是在晚上的</text:p>
      <text:p text:style-name="P1">C：晚上哪有时间啊</text:p>
      <text:p text:style-name="P1">T：你看，你可以过来参加，今天我们也有，但是可能目前还不到时间段。</text:p>
      <text:p text:style-name="P1">C：嗯</text:p>
      <text:p text:style-name="P1">T：那天星期一，今天和明天都会有，您看您哪个时间段方便，您可以过来。</text:p>
      <text:p text:style-name="P1">C：我星期六去，我星期六去的话先看一下就好了。</text:p>
      <text:p text:style-name="P1"><text:soft-page-break/>T：对，先看一下，然后你再自己安排。因为我们这边活动一般都是挺多的。而且那个活动，都是外教的，你知道吗？</text:p>
      <text:p text:style-name="P1">C：噢</text:p>
      <text:p text:style-name="P1">T：互练英语这一块儿</text:p>
      <text:p text:style-name="P1">C：周六的时候也有外国的人交流英语。</text:p>
      <text:p text:style-name="P1">T：对外国人，还有我们这儿的学员，还有学员带的朋友，还有免费报名的，都会有</text:p>
      <text:p text:style-name="P1">C：噢，那我，你就预约的是那个三点是吧？</text:p>
      <text:p text:style-name="P1">T：我给你约的周六三点，今天周三哈，明天，后天，大后天下午三点钟</text:p>
      <text:p text:style-name="P1">C：那我去的话，到时候去哪儿找</text:p>
      <text:p text:style-name="P1">T：这样子的，我这边待会儿会把你的预约申请信息提交给老师，然后也会给你发一个预约短信。你后天坐车过来前台就说你是跟我们客服电话预约过来免费体验的，他们就知道了。</text:p>
      <text:p text:style-name="P1">C：嗯，就直接去找你们前台吗？</text:p>
      <text:p text:style-name="P1">T：对，我这边会直接把你的信息登到前台的那个系统里的，你过来登记完了之后我们会核对是不是预约过，有预约过他会给你安排那个免费的老师。</text:p>
      <text:p text:style-name="P1">C：就是我昨天去过的那个四楼的那个地方吗？</text:p>
      <text:p text:style-name="P1">T：四楼，昨天你是在哪儿，四楼哪儿，附近填的</text:p>
      <text:p text:style-name="P1">C：四楼有一个XX门，对面那边吗？</text:p>
      <text:p text:style-name="P1">T：对对对，就是那儿，XX门斜对面那个路口进来，就是的。</text:p>
      <text:p text:style-name="P1">C：噢，好的，好的。</text:p>
      <text:p text:style-name="P1">T：明天的话，不是，周六你两点半出门就可以了，好吗。</text:p>
      <text:p text:style-name="P1">C：好好好</text:p>
      <text:p text:style-name="P1">T：好，行，那你这个手机号，有没有设置短信拦截的功能啊。</text:p>
      <text:p text:style-name="P1">C：好像没有吧，我都没弄过。</text:p>
      <text:p text:style-name="P1">T：行，我一会儿通过美联的网络平台给你发一个成功预约的短信，你注意回复一下，是不收费的。</text:p>
      <text:p text:style-name="P1">C：回复？</text:p>
      <text:p text:style-name="P1">T：就回复是不是收到就可以了。这个回复是不收短信费的。</text:p>
      <text:p text:style-name="P1">C：嗯，好。</text:p>
      <text:p text:style-name="P1">T：行，那就约好了哈，周六下午的三点钟，你就别忘了</text:p>
      <text:p text:style-name="P1">C：嗯，好的好的</text:p>
      <text:p text:style-name="P1">T：嗯，那天可能会下雨，你出门的话记得带把伞。</text:p>
      <text:p text:style-name="P1">C：嗯，好</text:p>
      <text:p text:style-name="P1">T：嗯，好，那您这边先休息，周六下午我们见。</text:p>
      <text:p text:style-name="P1">C：嗯。</text:p>
      <text:p text:style-name="P1">T：嗯，好，拜拜</text:p>
      <text:p text:style-name="P1">C：嗯。</text:p>
      <text:p text:style-name="P1"/>
      <text:p text:style-name="P1"/>
      <text:p text:style-name="P4">针对家庭主妇介绍</text:p>
      <text:p text:style-name="P1">T：喂，您好，请问是沈女士吗？</text:p>
      <text:p text:style-name="P1">C：您好，有什么事。</text:p>
      <text:p text:style-name="P1">T：我这边是美联英语教育中心的课程老师，我姓林的，您好。</text:p>
      <text:p text:style-name="P1">C：您好。</text:p>
      <text:p text:style-name="P1">T：您好，之前我们是有老师联系过您，有印象吗？</text:p>
      <text:p text:style-name="P1">C：嗯，对联系过。</text:p>
      <text:p text:style-name="P1">T：对，您记性正好，我们是在八月份的时候是有老师联系过您，然后这边也是了解到，沈女士您是有想要学习英语这方面的是吧？</text:p>
      <text:p text:style-name="P1">C：嗯～，对</text:p>
      <text:p text:style-name="P1">T：对，可能当时的话离我们校区比较远，当时是不方便过来了解啊。今天给您来电话，主要是有一个好消息给您说一下，就是美联英语的话，我们是有一个网络课程。就是您在家里面，只要通过手机电脑，就能够上课学习的。</text:p>
      <text:p text:style-name="P1">C：噢，是这样对吧。</text:p>
      <text:p text:style-name="P1">T：是的，这边也是想先简单了解一下沈女士您目前想要学习英语主要是目前工作中需要还是考虑到以后有更好的发展呢？</text:p>
      <text:p text:style-name="P1">C：噢，不是，也都有原因吧，嗯，因为说我基本上不会，所以基本上是零基础</text:p>
      <text:p text:style-name="P1">T：哈～，就是想，想多学一些东西是吧</text:p>
      <text:p text:style-name="P1">C：对，哈～</text:p>
      <text:p text:style-name="P1">T：说明沈女士您非常上进，非常好学。</text:p>
      <text:p text:style-name="P1">C：哈，也不是</text:p>
      <text:p text:style-name="P1">T：我听到，我听到您那边有钢琴的声音唉，您是在学习钢琴吗？</text:p>
      <text:p text:style-name="P1">C：噢，不是不是，因为那个是音乐，因为小宝宝太小了，放给她听的。</text:p>
      <text:p text:style-name="P1">T：噢，是的，您目前是在家里面照顾小孩吗？</text:p>
      <text:p text:style-name="P1">C：嗯，对。</text:p>
      <text:p text:style-name="P1">T：有工作吗？</text:p>
      <text:p text:style-name="P1">C：嗯，目前还没有。</text:p>
      <text:p text:style-name="P1">T：噢，目前就是全职带小孩是吗？</text:p>
      <text:p text:style-name="P1">C：对。</text:p>
      <text:p text:style-name="P1">T：好的，明白。您也是想利用一下自己碎片话的时间，多学些东西，来做一个自我提升嘛。等您以后小孩大一点的话，也可以教给小孩一些英语嘛，对吧。</text:p>
      <text:p text:style-name="P1">C：对，对。就是这意思。</text:p>
      <text:p text:style-name="P1">T：好的，明白。然后，刚才您说到您的基础是零基础。我想先了解一下啊，就是您以前有没有考过一些英语证书的呢？</text:p>
      <text:p text:style-name="P1">C：没有，就是因为没有，然后现在就等于说等于说现在想接触，不然就像你刚才说的，什么都不会，将来教孩子，将来真的什么都不会。</text:p>
      <text:p text:style-name="P1">T：嗯</text:p>
      <text:p text:style-name="P1">C：就是说简单的起码能了解，把简单的搞懂了，以后肯定想往更高的学习啊。</text:p>
      <text:p text:style-name="P1">T：是的，确实啊。</text:p>
      <text:p text:style-name="P1">C：因为小时候没有好好学习，所以现在什么都不会。</text:p>
      <text:p text:style-name="P1">T：哈哈，那您这边的话，就是说毕业到现在大概多少时间了呢？</text:p>
      <text:p text:style-name="P1">C：嗯，很长时间了，大概十几年了</text:p>
      <text:p text:style-name="P1">T：那您在这个期间的话有没有曾经通过一些自学的方式啊，或者参加过一些英语培训班学习过啊？</text:p>
      <text:p text:style-name="P1">C：嗯，没有，就是现在很多网络啊，微信号转发啊，链接啊，这些呢，我就看。但是呢，就是，它认识我我不认识它，你必须得有老师教啊。比如说一个英语单词啊，什么，我最起码知道它怎么读。这个意<text:soft-page-break/>思，就是说。否则的话，你单独让我看，我一个朋友也是的，她在一个，也是一个，薄荷嗯，也是一个英语吧。</text:p>
      <text:p text:style-name="P1">T：嗯</text:p>
      <text:p text:style-name="P1">C：然后她在那上面读，我说，关键是我不认识，我不知道怎么去读，就是说我能写出来，知道这个汉文，直到这个英文怎么翻，可是我不知道怎么读，一样的嘛。</text:p>
      <text:p text:style-name="P1">T：嗯。是的，明白了，就是。就是您可能是在词汇量这一块比较少。</text:p>
      <text:p text:style-name="P1">C：对对对。</text:p>
      <text:p text:style-name="P1">T：词汇量比较少，一般呢，就是给您说一下哈，我们美联呢，就是有一个网络课程也是很适合到您。那么这个网络课程的话是针对您目前这样在家里面全职带小孩的。因为他的时间是非常灵活自由的。我们是全天安排的二十四小时，您这边想什么时间上课都可以的，都是根据您自己的时间来定的。</text:p>
      <text:p text:style-name="P1">C：那它这个，一节课是怎么算的。</text:p>
      <text:p text:style-name="P1">T：一节课我们的时间45分钟。然后呢，我们是通过手机、电脑、IPad都能够上课。那，并且呢，我们不是说一个老师给您去讲，我们真人老师能够真人教学，能够和您交流互动的。不是说放一个视频给您去看的。</text:p>
      <text:p text:style-name="P1">C：是不是就是外教老师也有互动。</text:p>
      <text:p text:style-name="P1">T：我们有中外教老师，那建议您，因为您目前的英语基础比较薄弱，词汇量比较少，建议的话您就是您前期可以通过中教老师给您打基础，您有一定基础了之后呢，后期可以选择外教老师来给您讲话的。因为外教老师的话，他全程都是说英文，因为的话我们这一块，目前来讲哈，英语比较薄弱。可能就没有办法去和外教很好地取沟通，所以的话学起来会比较吃力一些，所以像我们可以前期选择中教，后期选择外教来强化。而且，美联的话，我们的师资都是非常高的，因为我们的中教老师都是英语专八级以上，并且三到五年以上的教学经验。嗯，那么我们的外教都是以来自英语为母语的国家，比如说美国、英国、澳大利亚这些国家。都是有国际教师资格证书的。</text:p>
      <text:p text:style-name="P1">C：噢，这样的吗，那</text:p>
      <text:p text:style-name="P1">T：对</text:p>
      <text:p text:style-name="P1">C：那就是说你们这个收费是怎么收的啊。</text:p>
      <text:p text:style-name="P1">T：收费的话，我们是根据这个课程来收费。然后的话，目前您属于这个零基础，那么我们这边是有专门针对零基础的一个提升，然后呢，因为您基础比较薄弱嘛，同时需要有一个私教，一对一的老师来帮助到您的。所以我们有一个课程呢，它是需要学习半年时间，学半年，然后全部都是私教课，一对一的，然后这个课程的话呢。它总的费用是8000块钱。</text:p>
      <text:p text:style-name="P1">C：噢，这样的是吧。</text:p>
      <text:p text:style-name="P1">T：对。然后，这个课程学半年之后能达到什么基础呢？就是说您能直接读，就是说您能看到这个单词直到怎样去拼，怎样去读。然后呢，听音，阅读，能够写，然后基本的口语交流是没有问题的。包括比如说像您的小孩，比如说他是后期上幼儿园了，比如说他会接触到一些比较基础的单词啊，包括可能说后期可能小学了，这些课文啊。这些您都能给到小孩进行一个辅导的。</text:p>
      <text:p text:style-name="P1">C：噢，这样的是吧，我上次一个朋友也是，发一个链接给我，他是5000左右的。</text:p>
      <text:p text:style-name="P1">T：5000是学多长时间呢？</text:p>
      <text:p text:style-name="P1">C：嗯～当时我还没问，因为他打电话给我的时候啊。因为当时是朋友的啊，当时她打给我的。当时因为宝宝再闹，我就没有多了解。</text:p>
      <text:p text:style-name="P1">T：嗯，嗯</text:p>
      <text:p text:style-name="P1">C：他也说如果学习不好的话，可以退学费。有一个时间段。可以退学费，当时我也没注意。</text:p>
      <text:p text:style-name="P1">T：嗯，嗯。那您知道是什么一个英语培训机构吗？</text:p>
      <text:p text:style-name="P1">C：他讲的好像是，全部都是外教老师。</text:p>
      <text:p text:style-name="P1">T：噢，就是它的机构的名称叫什么呢？</text:p>
      <text:p text:style-name="P1">C：这我倒没怎么去了解。像它这个有一点不好，就是必须要在IPAD上面。</text:p>
      <text:p text:style-name="P1"><text:soft-page-break/>T：IPAD上学，是吧，明白。是这样子，给您说一下啊，因为其实目前在中国英语培训机构还是非常非常多。那么目前，向您这边想要去学英语的话。您首先要相信一个品牌的知名度，因为一个大的品牌，她肯定是被大家所认可的，因为像我们美联英语的话。您之前有没有了解过啊。美联？</text:p>
      <text:p text:style-name="P1">C：没有。</text:p>
      <text:p text:style-name="P1">T：没关系，给您说一下，美联英语我们是在06年成立的，我们到今年的话，有11周年，我们在全国20多个城市，开设了100多家校区。</text:p>
      <text:p text:style-name="P1">C：噢，那个</text:p>
      <text:p text:style-name="P1">T：嗯？</text:p>
      <text:p text:style-name="P1">C：不好意思，我想问一下，就是，可不可以在微信上有一个联系，然后到时候我们再聊，因为现在宝宝太小，要吃饭了</text:p>
      <text:p text:style-name="P1">T：噢～可以可以，刚才我听到宝宝。</text:p>
      <text:p text:style-name="P1">C：因为现在有点儿事情。</text:p>
      <text:p text:style-name="P1">T：噢，我刚才也想问一下，那个宝宝是不是找您有事呢？那，行，我加一下您的微信，我在微信上发一些资料给到您，您先看一下。您的微信号是您的手机号码吗？</text:p>
      <text:p text:style-name="P1">C：嗯，手机号搜索也应该搜的到。</text:p>
      <text:p text:style-name="P1">T：您这边是有没有打开这个。</text:p>
      <text:p text:style-name="P1">C：我可以打开，我这边可以打开。</text:p>
      <text:p text:style-name="P1">T：好，我们加一下微信，我们微信上聊。您是叫晶晶是吗。好的，您这边是打开了，那我加以下您，如果有什么问题，我们微信上沟通就行了。唉，好</text:p>
      <text:p text:style-name="P1">C：好的</text:p>
      <text:p text:style-name="P1">T：您先忙，好的，拜拜</text:p>
      <text:p text:style-name="P1">C：嗯</text:p>
      <text:p text:style-name="P1"/>
      <text:p text:style-name="P1"/>
      <text:p text:style-name="P5">白领，产品介绍比较专业详细</text:p>
      <text:p text:style-name="P1">T：喂，您好，请问是陈女士的联系方式吗？您好。</text:p>
      <text:p text:style-name="P2">C：你好。</text:p>
      <text:p text:style-name="P2">T：我这边是美联英语学校的。您这边是有在XX万达留给联系方式的是吧？</text:p>
      <text:p text:style-name="P1">C：是的。</text:p>
      <text:p text:style-name="P1">T：感谢您的关注，美联是有赠送一个时长大概<text:span text:style-name="T1">45分钟的英语提升体验活动给您的。我是美联的客服Lin，来给您做一下这个信息的确认，后期方便的话呢，给您提供更精确的服务哈。</text:span></text:p>
      <text:p text:style-name="P1">C：嗯。</text:p>
      <text:p text:style-name="P1">T：陈女士，就耽误您两分钟的时间哈，您目前这块儿是已经工作了，对吗？</text:p>
      <text:p text:style-name="P1">C：嗯。</text:p>
      <text:p text:style-name="P1">T：噢，那您这边了解英语是因为工作中有涉及呢，还是因为个人对英语比较感兴趣呢？</text:p>
      <text:p text:style-name="P1">C：有涉及，有需要。</text:p>
      <text:p text:style-name="P1">T：噢，主要是用在文件、邮件这一块比较多呢？还是用在口语这一块儿比较多呢？</text:p>
      <text:p text:style-name="P1">C：口语方面，因为会碰到一些比如说其他国家的人嘛。</text:p>
      <text:p text:style-name="P1">T：噢，会碰到一些国外的客户是吗？</text:p>
      <text:p text:style-name="P1">C：是</text:p>
      <text:p text:style-name="P1">T：您这边的话呢，跟他们沟通的内容是属于哪一块儿呢？您这边是属于接待这一块儿～</text:p>
      <text:p text:style-name="P1">C：正常交流。</text:p>
      <text:p text:style-name="P1">T：噢，正常口语交流。您这边是属于接待这个范畴是吗？</text:p>
      <text:p text:style-name="P1">C：对啊。</text:p>
      <text:p text:style-name="P1">T：噢，您平常碰到这种国外的客户多不多呢？</text:p>
      <text:p text:style-name="P1">C：也不是非常多，但是突然想起来，必须有一个这样的技能嘛。</text:p>
      <text:p text:style-name="P1">T：噢</text:p>
      <text:p text:style-name="P1">C：你听不懂他们，你就了解不了他们是怎么想得嘛，知道吧。</text:p>
      <text:p text:style-name="P1">T：您这一块是在什么地方工作呢？是类似于酒店，还是什么工作单位呢？（可以说外贸啊）</text:p>
      <text:p text:style-name="P1">C：也是我们公司，现在需要有一个接待嘛。</text:p>
      <text:p text:style-name="P1">T：就是属于前台这一块儿对吧<text:span text:style-name="T2">。(别自己猜测太多，问开放式问题。)然后像您这一块可能不会涉及到跟他们有业务这方面的谈判，是吗？</text:span></text:p>
      <text:p text:style-name="P1">C：对</text:p>
      <text:p text:style-name="P1">T：噢<text:span text:style-name="T3">，就是主要是简单的日常沟通，增进感情，同时能够很明确地听懂客户的一些简单要求就行了，对吧？</text:span></text:p>
      <text:p text:style-name="P1">C：唉<text:span text:style-name="T4">，对，对对对对</text:span></text:p>
      <text:p text:style-name="P3">T：噢<text:span text:style-name="T4">，那我大致上能了解了，大概在通用口语这一块儿，然后对于您来说，还是非常适合的。就是像您现在，本身英语基础怎么样呢？</text:span></text:p>
      <text:p text:style-name="P3">C：额<text:span text:style-name="T5">，不怎么样。就是针对我以前学过，学到一半，口语，语法快记不住了。</text:span></text:p>
      <text:p text:style-name="P3">T：您就是之前学习的时候<text:span text:style-name="T6">，就是觉得语法这一块儿，比较困难。可能很容易感觉就是中式语法，就包括有些事态啊，这些东西总是搞不清楚，是吗？</text:span></text:p>
      <text:p text:style-name="P3">C：对<text:span text:style-name="T7">，组织不起来。</text:span></text:p>
      <text:p text:style-name="P3">T：噢<text:span text:style-name="T7">，就是跟客户沟通的时候，可能是自己内心里面有这种想法，内心里面能够反应出来几个简单的单词，如果想要连词成句就比较困难，是吗？</text:span></text:p>
      <text:p text:style-name="P3">C：对<text:span text:style-name="T7">，对</text:span></text:p>
      <text:p text:style-name="P3">T：噢<text:span text:style-name="T7">，我大致上能了解了，因为您这边的话呢，可能有的时候会不会有这样一种情况，就是有时候您是这么想的，但是说出来又跟咱们想得不一样的是吗？</text:span></text:p>
      <text:p text:style-name="P3">C：是的<text:span text:style-name="T8">。</text:span></text:p>
      <text:p text:style-name="P3">T：行<text:span text:style-name="T8">，那我这一块儿能够了解了，您这一块儿其实别的问题不是很大，因为语法这一块呢，咱们没必要学得那么死板。然后它这一块儿，主要是涉及到一些英语思维能力。因为中国人的一些想法，包括行为</text:span><text:soft-page-break/><text:span text:style-name="T8">处事的这一块儿，思维模式和国外的都是有区别的。像那些西方的啊，咱们首先要明白它的一个思维模式。之后再建立我们用它们的思维模式来进行思考，这样的话，语法的问题就迎刃而解了。非常简单的， 就是像陈女士您这边的话呢，您在现有的工作上有多长时间了啊。</text:span></text:p>
      <text:p text:style-name="P3">C：半年</text:p>
      <text:p text:style-name="P3">T：才半年是吧<text:span text:style-name="T9">。</text:span></text:p>
      <text:p text:style-name="P3">C：就是说像你们公司这一块儿<text:span text:style-name="T10">，是不是也有意培养一个前台这一块儿，能够全方位应对这一块儿的人员，是吗？</text:span></text:p>
      <text:p text:style-name="P3">T：他们不需要<text:span text:style-name="T10">，但是我自己需要。</text:span></text:p>
      <text:p text:style-name="P3">C：因为毕竟说就是作为那个职业发展啊<text:span text:style-name="T10">，这一块儿啊，因为我们可能也不仅仅局限于这一家公司，因为要是自己基础的比较好的话，后期，进入一些更好的公司，职业发展更有利一些，是吗？</text:span></text:p>
      <text:p text:style-name="P3">T：嗯</text:p>
      <text:p text:style-name="P3">C：这一块我能理解哈<text:span text:style-name="T11">，因为是这样的话呢，针对您这样的状况的话呢，我这边是可以赠送一次这样的英语咨询体验活动给您的。我这边会安排专业的商务英语老师帮您做工作方面的规划。会交给您怎样利用空闲时间来做到英语的自我提升、自我学习的。</text:span></text:p>
      <text:p text:style-name="P3">T：嗯<text:span text:style-name="T12">。</text:span></text:p>
      <text:p text:style-name="P3">C：就是说这一块儿<text:span text:style-name="T12">，会赠送一套专业的英语测试系统给您</text:span></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ext:soft-page-break/>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T：</text:p>
      <text:p text:style-name="P3">C：</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22:59:14.555623958</meta:creation-date>
    <dc:date>2018-03-22T23:46:37.746211606</dc:date>
    <meta:editing-duration>PT47M3S</meta:editing-duration>
    <meta:editing-cycles>38</meta:editing-cycles>
    <meta:generator>LibreOffice/5.1.6.2$Linux_x86 LibreOffice_project/10m0$Build-2</meta:generator>
    <meta:document-statistic meta:table-count="0" meta:image-count="0" meta:object-count="0" meta:page-count="11" meta:paragraph-count="359" meta:word-count="9119" meta:character-count="9162" meta:non-whitespace-character-count="9160"/>
  </office:meta>
</office:document-meta>
</file>